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715" officeooo:paragraph-rsid="000ea71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9.299cm" svg:y="6.399cm" svg:width="7.5cm" draw:z-index="0">
        <draw:text-box fo:min-height="3.5cm">
          <text:p text:style-name="P1"><text:database-display text:table-name="Hoja1" text:table-type="table" text:column-name="Nombre" text:database-name="lista">&lt;Nombre&gt;</text:database-display><text:hidden-paragraph text:condition="ooow:![lista.Hoja1.Nombre]"/></text:p>
          <text:p text:style-name="P1">---</text:p>
        </draw:text-box>
      </draw:frame>
      <text:p text:style-name="P1">Quién otorga el diploma </text:p>
      <text:p text:style-name="P1"/>
      <text:p text:style-name="P1">Director/a</text:p>
      <text:p text:style-name="P1"/>
      <text:p text:style-name="P1">Otorga el siguiente diploma a :</text:p>
      <text:p text:style-name="P1"/>
      <text:p text:style-name="P1"/>
      <text:p text:style-name="P1">-----------------------------------------------------------------</text:p>
      <text:p text:style-name="P1">Por ser el mejor del mundo mundial</text:p>
      <text:p text:style-name="P1"/>
      <text:p text:style-name="P1"/>
      <text:p text:style-name="P1">Maó, fecha</text:p>
      <text:p text:style-name="P1"/>
      <text:p text:style-name="P1"/>
      <text:p text:style-name="P1">Firma directora<text:tab/><text:tab/><text:tab/><text:tab/><text:tab/><text:tab/><text:tab/><text:tab/><text:tab/><text:tab/><text:tab/><text:tab/><text:tab/><text:tab/><text:tab/>Firma secreta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1:38:48.436929967</meta:creation-date>
    <dc:date>2025-10-30T12:04:09.668057092</dc:date>
    <meta:editing-duration>PT4M14S</meta:editing-duration>
    <meta:editing-cycles>1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9" meta:word-count="27" meta:character-count="230" meta:non-whitespace-character-count="197"/>
  </office:meta>
</office:document-meta>
</file>